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3" style:family="paragraph" style:parent-style-name="Heading_20_1">
      <style:paragraph-properties fo:line-height="0.1201in"/>
      <style:text-properties fo:color="#000000" style:font-name="Liberation Serif" fo:font-size="10pt" fo:font-weight="bold" officeooo:rsid="002c64cf" officeooo:paragraph-rsid="002c64cf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Liberation Serif" fo:font-size="10pt" fo:font-weight="normal" officeooo:rsid="002c64cf" officeooo:paragraph-rsid="002c64cf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iberation Serif" fo:font-size="10pt" fo:font-weight="normal" officeooo:rsid="0041e6a9" officeooo:paragraph-rsid="0041e6a9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iberation Serif" fo:font-size="10pt" fo:font-weight="bold" officeooo:rsid="002c64cf" officeooo:paragraph-rsid="002c64cf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style:font-name="Liberation Serif" fo:font-size="10pt" fo:font-weight="bold" officeooo:rsid="0044b86f" officeooo:paragraph-rsid="0044b86f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c9211e" style:font-name="Liberation Serif" fo:font-size="7pt" fo:font-style="italic" fo:font-weight="normal" officeooo:rsid="0023bc26" officeooo:paragraph-rsid="0023bc2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0" style:family="paragraph" style:parent-style-name="Standard">
      <style:text-properties fo:color="#c9211e" style:font-name="Liberation Serif" fo:font-size="7pt" fo:font-style="italic" fo:font-weight="normal" officeooo:rsid="002c64cf" officeooo:paragraph-rsid="002c64cf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1" style:family="paragraph" style:parent-style-name="Standard">
      <style:text-properties fo:color="#c9211e" style:font-name="Liberation Serif" fo:font-size="7pt" fo:font-weight="normal" officeooo:rsid="0023bc26" officeooo:paragraph-rsid="0023bc26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text-properties fo:color="#3465a4" style:font-name="Liberation Serif" fo:font-size="10pt" fo:font-weight="normal" officeooo:rsid="0041e6a9" officeooo:paragraph-rsid="0041e6a9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3465a4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3465a4" officeooo:paragraph-rsid="0041e6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86f" style:font-weight-asian="bold" style:font-weight-complex="bold"/>
    </style:style>
    <style:style style:name="T3" style:family="text">
      <style:text-properties fo:color="#3465a4"/>
    </style:style>
    <style:style style:name="T4" style:family="text">
      <style:text-properties style:font-name="Liberation Serif" fo:font-size="10pt" fo:font-weight="normal" officeooo:rsid="0041e6a9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style:font-name="Liberation Serif" fo:font-size="10pt" fo:font-weight="bold" officeooo:rsid="0041e6a9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officeooo:rsid="0044b86f"/>
    </style:style>
    <style:style style:name="T7" style:family="text">
      <style:text-properties fo:color="#000000" officeooo:rsid="0044b8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cxemotexnika.org/2019/05/sozdanie-obraza-linux-dlya-raspberry-pi-3-v-yocto/" text:style-name="Internet_20_link" text:visited-style-name="Visited_20_Internet_20_Link">https://cxemotexnika.org/2019/05/sozdanie-obraza-linux-dlya-raspberry-pi-3-v-yocto/</text:a></text:p>
      <text:h text:style-name="P3" text:outline-level="1"><text:bookmark text:name="post-title"/>Создание образа Linux для Raspberry Pi 3 в Yocto</text:h>
      <text:p text:style-name="P7">Сначала локально </text:p>
      <text:p text:style-name="P4">$ sudo apt-get update</text:p>
      <text:p text:style-name="P4">$ sudo apt-get install gawk wget git diffstat unzip texinfo gcc-multilib \</text:p>
      <text:p text:style-name="P4">build-essential chrpath socat cpio python python3 python3-pip python3-pexpect \</text:p>
      <text:p text:style-name="P4">xz-utils debianutils iputils-ping python3-git python3-jinja2 libegl1-mesa libsdl1.2-dev \</text:p>
      <text:p text:style-name="P4">xterm vim -y</text:p>
      <text:p text:style-name="P4">$ mkdir yocto</text:p>
      <text:p text:style-name="P4">$ cd yocto</text:p>
      <text:p text:style-name="P10">Загружаем с git репозиториев необходимые для сборки компоненты :</text:p>
      <text:p text:style-name="P4">$ git clone git://git.yoctoproject.org/poky</text:p>
      <text:p text:style-name="P10">Poky – это эталонный дистрибутив Linux, содержащий систему сборки Open Embedded и набор метаданных. <text:s/>Загружаем Open Embedded :</text:p>
      <text:p text:style-name="P4">$ git clone git://git.openembedded.org/meta-openembedded</text:p>
      <text:p text:style-name="P9">Скачиваем слой BSP (Board Support Package) для плат серии Raspberry Pi :</text:p>
      <text:p text:style-name="P1">$ git clone git://git.yoctoproject.org/meta-raspberrypi</text:p>
      <text:p text:style-name="P9">Запускаем скрипт оболочки oe-init-build-env , который подготовит нам каталог по-умолчанию build для сборки образа и создаст конфигурационные файлы:</text:p>
      <text:p text:style-name="P1">$ source poky/oe-init-build-env</text:p>
      <text:p text:style-name="P11">Если вас не устраивает название каталога build, то его можно задать явно :</text:p>
      <text:p text:style-name="P1">$ . poky/oe-init-build-env rpi3-build</text:p>
      <text:p text:style-name="P11">Теперь нужно добавить необходимые слои программного обеспечения. Например поддержка плат Raspberry Pi (BSP пакет) находиться в слое meta-raspberrypi. Точно так же поддержка компьютерной сети , графического интерфейса пользователя, поддержка средств мультимедиа находятся в разных слоях. Свои программы для нового образа вам также необходимо создавать в отдельном слое.</text:p>
      <text:p text:style-name="P1">$ bitbake-layers add-layer ../meta-raspberrypi</text:p>
      <text:p text:style-name="P1">$ bitbake-layers add-layer ../meta-openembedded/meta-oe</text:p>
      <text:p text:style-name="P1">$ bitbake-layers add-layer ../meta-openembedded/meta-python</text:p>
      <text:p text:style-name="P1">$ bitbake-layers add-layer ../meta-openembedded/meta-perl</text:p>
      <text:p text:style-name="P1">$ bitbake-layers add-layer ../meta-openembedded/meta-multimedia</text:p>
      <text:p text:style-name="P1">$ bitbake-layers add-layer ../meta-openembedded/meta-networking</text:p>
      <text:p text:style-name="P1">$ bitbake-layers add-layer ../meta-openembedded/meta-gnome</text:p>
      <text:p text:style-name="P1">$ bitbake-layers add-layer ../meta-openembedded/meta-xfce</text:p>
      <text:p text:style-name="P11">Вместо использования команды bitbake-layers add-layer можно дописать задействованные слои в файл conf/bblayers.conf вручную.</text:p>
      <text:p text:style-name="P11">После этого нужно добавить название нашей целевой платы в скрипт conf/local.conf :</text:p>
      <text:p text:style-name="P1">$ vim conf/local.conf</text:p>
      <text:p text:style-name="P1">MACHINE ?= "raspberrypi3-64"</text:p>
      <text:p text:style-name="P11">Процесс сборки происходит очень долго, поэтому при наличии многоядерного процессора сборку можно распараллелить добавлением следующих опций в файл conf/local.conf :</text:p>
      <text:p text:style-name="P1">BB_NUMBER_THREADS ?= "2"</text:p>
      <text:p text:style-name="P1">PARALLEL_MAKE ?= "-j 2"</text:p>
      <text:p text:style-name="P11">Чтобы защититься от ошибок при сборке из-за недоступности какого-то репозитория можно добавить в conf/local.conf зеркала :</text:p>
      <text:p text:style-name="P1">SSTATE_MIRRORS = "\</text:p>
      <text:p text:style-name="P1">file://.* http://sstate.yoctoproject.org/dev/PATH;downloadfilename=PATH \n \</text:p>
      <text:p text:style-name="P1">file://.* http://sstate.yoctoproject.org/2.6/PATH;downloadfilename=PATH \n \</text:p>
      <text:p text:style-name="P1">file://.* http://sstate.yoctoproject.org/2.7/PATH;downloadfilename=PATH \n \</text:p>
      <text:p text:style-name="P1">"</text:p>
      <text:p text:style-name="P9">Собрать базовый образ Linux с интерфейсом командной строки можно с помощью команды :</text:p>
      <text:p text:style-name="P1">$ bitbake core-image-base</text:p>
      <text:p text:style-name="P9">Запустить сборку образа с поддержкой графического интерфейса GNOME можно при помощи следующей команды :</text:p>
      <text:p text:style-name="P1">$ bitbake core-image-sato</text:p>
      <text:p text:style-name="P9">Минималистичный образ с поддержкой легковесного графического интерфейса XFCE собирают запуском цели :</text:p>
      <text:p text:style-name="P1">$ bitbake core-image-minimal-xfce</text:p>
      <text:p text:style-name="P8">во всех трех папках перехожу к ветке с одним именем</text:p>
      <text:p text:style-name="P6"><text:s/><text:span text:style-name="T3"><text:s/>origin/master-next</text:span></text:p>
      <text:p text:style-name="P12"><text:s text:c="2"/>origin/scarthgap</text:p>
      <text:p text:style-name="P12"><text:s text:c="2"/>origin/master</text:p>
      <text:p text:style-name="P12"><text:s text:c="2"/>origin/HEAD -&gt; origin/master</text:p>
      <text:p text:style-name="P12"><text:s text:c="2"/>origin/kirkstone</text:p>
      <text:p text:style-name="P14"><text:s/><text:span text:style-name="T4"><text:s/></text:span><text:span text:style-name="T5">origin/dunfell</text:span></text:p>
      <text:p text:style-name="P12"><text:s text:c="2"/>origin/nanbield</text:p>
      <text:p text:style-name="P12"><text:s text:c="2"/>origin/mickledore</text:p>
      <text:p text:style-name="P12"><text:s text:c="2"/>origin/langdale</text:p>
      <text:p text:style-name="P12"><text:s text:c="2"/>origin/mickledore-next</text:p>
      <text:p text:style-name="P12"><text:s text:c="2"/>origin/honister</text:p>
      <text:p text:style-name="P12"><text:s text:c="2"/>origin/gatesgarth</text:p>
      <text:p text:style-name="P12"><text:s text:c="2"/>origin/hardknott</text:p>
      <text:p text:style-name="P12"><text:s text:c="2"/>origin/master-uninative</text:p>
      <text:p text:style-name="P12"><text:s text:c="2"/>origin/thud</text:p>
      <text:p text:style-name="P12"><text:s text:c="2"/>origin/warrior</text:p>
      <text:p text:style-name="P12"><text:s text:c="2"/>origin/zeus</text:p>
      <text:p text:style-name="P12"><text:s text:c="2"/>origin/pyro</text:p>
      <text:p text:style-name="P12"><text:s text:c="2"/>origin/sumo</text:p>
      <text:p text:style-name="P12"><text:s text:c="2"/><text:span text:style-name="T1">origin/rocko <text:s text:c="8"/></text:span><text:span text:style-name="T7">ошибки при сборке</text:span></text:p>
      <text:p text:style-name="P12"><text:s text:c="2"/>origin/jethro</text:p>
      <text:p text:style-name="P12"><text:s text:c="2"/>origin/krogoth</text:p>
      <text:p text:style-name="P12"><text:s text:c="2"/>origin/morty</text:p>
      <text:p text:style-name="P1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2T14:40:17.630128336</dc:date>
    <meta:editing-duration>PT5H11M2S</meta:editing-duration>
    <meta:editing-cycles>60</meta:editing-cycles>
    <meta:document-statistic meta:table-count="0" meta:image-count="0" meta:object-count="0" meta:page-count="1" meta:paragraph-count="72" meta:word-count="397" meta:character-count="3661" meta:non-whitespace-character-count="3279"/>
  </office:meta>
</office:document-meta>
</file>